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75cm" svg:y1="9.8cm" svg:x2="5.75cm" svg:y2="1.5cm">
          <text:p/>
        </draw:line>
        <draw:line draw:style-name="gr1" draw:text-style-name="P1" draw:layer="layout" svg:x1="7.45cm" svg:y1="6cm" svg:x2="7.45cm" svg:y2="1.5cm">
          <text:p/>
        </draw:line>
        <draw:frame draw:style-name="gr2" draw:text-style-name="P2" draw:layer="layout" svg:width="0.749cm" svg:height="0.725cm" svg:x="5.701cm" svg:y="5.263cm">
          <draw:text-box>
            <text:p><text:span text:style-name="T1">E</text:span></text:p>
          </draw:text-box>
        </draw:frame>
        <draw:frame draw:style-name="gr2" draw:text-style-name="P2" draw:layer="layout" svg:width="0.749cm" svg:height="0.725cm" svg:x="5.601cm" svg:y="0.863cm">
          <draw:text-box>
            <text:p><text:span text:style-name="T1">C</text:span></text:p>
          </draw:text-box>
        </draw:frame>
        <draw:frame draw:style-name="gr2" draw:text-style-name="P2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1.3cm" svg:y1="9.81cm" svg:x2="1.9cm" svg:y2="9.81cm">
          <text:p/>
        </draw:line>
        <draw:custom-shape draw:style-name="gr3" draw:text-style-name="P3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65cm" svg:y1="1.51cm" svg:x2="5.75cm" svg:y2="1.51cm">
          <text:p/>
        </draw:line>
        <draw:custom-shape draw:style-name="gr3" draw:text-style-name="P3" draw:layer="layout" svg:width="0.2cm" svg:height="0.2cm" svg:x="11.2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a}$§svg§600§TRUE§</svg:desc>
          <draw:g>
            <draw:path draw:style-name="gr4" draw:text-style-name="P4" draw:layer="layout" svg:width="0.214cm" svg:height="0.189cm" svg:x="11.63cm" svg:y="7.747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4" draw:text-style-name="P4" draw:layer="layout" svg:width="0.149cm" svg:height="0.132cm" svg:x="11.876cm" svg:y="7.865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4" draw:text-style-name="P4" draw:layer="layout" svg:width="0.17cm" svg:height="0.188cm" svg:x="7.929cm" svg:y="3.2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4" draw:text-style-name="P4" draw:layer="layout" svg:width="0.198cm" svg:height="0.21cm" svg:x="8.126cm" svg:y="3.2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4" draw:text-style-name="P4" draw:layer="layout" svg:width="0.11cm" svg:height="0.28cm" svg:x="4.73cm" svg:y="6.14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4" draw:text-style-name="P4" draw:layer="layout" svg:width="0.195cm" svg:height="0.199cm" svg:x="4.881cm" svg:y="6.28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g>
          <svg:title>TexMaths</svg:title>
          <svg:desc>12§latex§$+$§svg§600§TRUE§</svg:desc>
          <draw:g>
            <draw:path draw:style-name="gr4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1" draw:text-style-name="P1" draw:layer="layout" svg:x1="11.288cm" svg:y1="5.01cm" svg:x2="9.628cm" svg:y2="5.01cm">
          <text:p/>
        </draw:line>
        <draw:custom-shape draw:style-name="gr3" draw:text-style-name="P3" draw:layer="layout" svg:width="0.2cm" svg:height="0.2cm" svg:x="11.2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\beta\,i_{\mathrm{B}}$§svg§600§TRUE§</svg:desc>
          <draw:g>
            <draw:path draw:style-name="gr4" draw:text-style-name="P4" draw:layer="layout" svg:width="0.228cm" svg:height="0.377cm" svg:x="4.718cm" svg:y="4.5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4" draw:text-style-name="P4" draw:layer="layout" svg:width="0.11cm" svg:height="0.281cm" svg:x="5.048cm" svg:y="4.519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4" draw:text-style-name="P4" draw:layer="layout" svg:width="0.196cm" svg:height="0.199cm" svg:x="5.198cm" svg:y="4.659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g>
          <svg:title>TexMaths</svg:title>
          <svg:desc>12§latex§$+$§svg§600§TRUE§</svg:desc>
          <draw:g>
            <draw:path draw:style-name="gr4" draw:text-style-name="P4" draw:layer="layout" svg:width="0.276cm" svg:height="0.277cm" svg:x="11.6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5" draw:text-style-name="P3" draw:layer="layout" svg:width="0.5cm" svg:height="1.2cm" svg:x="7.2cm" svg:y="2.8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35cm" svg:y1="5.3cm" svg:x2="11.35cm" svg:y2="9.6cm">
          <text:p/>
        </draw:line>
        <draw:line draw:style-name="gr6" draw:text-style-name="P1" draw:layer="layout" svg:x1="4.646cm" svg:y1="5.846cm" svg:x2="5.354cm" svg:y2="5.846cm">
          <text:p/>
        </draw:line>
        <draw:line draw:style-name="gr6" draw:text-style-name="P1" draw:layer="layout" svg:x1="5.55cm" svg:y1="4.44cm" svg:x2="5.55cm" svg:y2="5.148cm">
          <text:p/>
        </draw:line>
        <draw:line draw:style-name="gr6" draw:text-style-name="P1" draw:layer="layout" svg:x1="1.85cm" svg:y1="6.293cm" svg:x2="1.85cm" svg:y2="9.593cm">
          <text:p/>
        </draw:line>
        <draw:g>
          <svg:title>TexMaths</svg:title>
          <svg:desc>12§latex§$u_{e}$§svg§600§TRUE§</svg:desc>
          <draw:g>
            <draw:path draw:style-name="gr4" draw:text-style-name="P4" draw:layer="layout" svg:width="0.214cm" svg:height="0.189cm" svg:x="2.032cm" svg:y="7.749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4" draw:text-style-name="P4" draw:layer="layout" svg:width="0.125cm" svg:height="0.132cm" svg:x="2.279cm" svg:y="7.867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custom-shape draw:style-name="gr5" draw:text-style-name="P3" draw:layer="layout" svg:width="0.5cm" svg:height="1.2cm" svg:x="5.508cm" svg:y="7.3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4" draw:text-style-name="P4" draw:layer="layout" svg:width="0.298cm" svg:height="0.294cm" svg:x="6.138cm" svg:y="7.849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4" draw:text-style-name="P4" draw:layer="layout" svg:width="0.197cm" svg:height="0.199cm" svg:x="6.455cm" svg:y="7.998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7" draw:text-style-name="P1" draw:layer="layout" svg:x1="1.903cm" svg:y1="6cm" svg:x2="7.463cm" svg:y2="6cm">
          <text:p/>
        </draw:line>
        <draw:custom-shape draw:style-name="gr8" draw:text-style-name="P5" draw:layer="layout" svg:width="0.2cm" svg:height="0.2cm" svg:x="5.66cm" svg:y="5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66cm" svg:y="9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7.36cm" svg:y="1.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6" draw:layer="layout" svg:width="0.75cm" svg:height="0.75cm" svg:x="5.358cm" svg:y="3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35cm" svg:y1="3.5cm" svg:x2="6.1cm" svg:y2="3.5cm">
            <text:p/>
          </draw:line>
        </draw:g>
        <draw:custom-shape draw:style-name="gr5" draw:text-style-name="P3" draw:layer="layout" svg:width="0.5cm" svg:height="1.2cm" draw:transform="rotate (1.5707963267949) translate (2.95cm 6.2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5cm" svg:y1="9.8cm" svg:x2="9.65cm" svg:y2="1.5cm">
          <text:p/>
        </draw:line>
        <draw:g>
          <svg:title>TexMaths</svg:title>
          <svg:desc>12§latex§$R_{\mathrm{C}}$§svg§600§TRUE§</svg:desc>
          <draw:g>
            <draw:path draw:style-name="gr4" draw:text-style-name="P4" draw:layer="layout" svg:width="0.299cm" svg:height="0.294cm" svg:x="10.022cm" svg:y="7.7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4" draw:text-style-name="P4" draw:layer="layout" svg:width="0.198cm" svg:height="0.211cm" svg:x="10.343cm" svg:y="7.8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5" draw:text-style-name="P3" draw:layer="layout" svg:width="0.5cm" svg:height="1.2cm" svg:x="9.393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4" draw:text-style-name="P4" draw:layer="layout" svg:width="0.17cm" svg:height="0.188cm" svg:x="3.43cm" svg:y="5.347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4" draw:text-style-name="P4" draw:layer="layout" svg:width="0.195cm" svg:height="0.198cm" svg:x="3.625cm" svg:y="5.395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custom-shape draw:style-name="gr8" draw:text-style-name="P5" draw:layer="layout" svg:width="0.2cm" svg:height="0.2cm" svg:x="9.56cm" svg:y="4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9.56cm" svg:y="9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5T18:39:57.727510273</dc:date>
    <meta:editing-duration>PT22H57M19S</meta:editing-duration>
    <meta:editing-cycles>69</meta:editing-cycles>
    <meta:generator>LibreOffice/7.3.7.2$Linux_X86_64 LibreOffice_project/30$Build-2</meta:generator>
    <meta:document-statistic meta:object-count="69"/>
  </office:meta>
</office:document-meta>
</file>